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1.2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lipreading">
      <style:table-properties table:display="true" style:writing-mode="lr-tb"/>
    </style:style>
    <style:style style:name="ta2" style:family="table" style:master-page-name="PageStyle_5f_combined">
      <style:table-properties table:display="true" style:writing-mode="lr-tb"/>
    </style:style>
    <style:style style:name="ta3" style:family="table" style:master-page-name="PageStyle_5f_audio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preading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b_CNN_used</text:p>
          </table:table-cell>
          <table:table-cell office:value-type="string" calcext:value-type="string">
            <text:p>nb_lipreading</text:p>
          </table:table-cell>
          <table:table-cell office:value-type="string" calcext:value-type="string">
            <text:p>nb_combining</text:p>
          </table:table-cell>
          <table:table-cell office:value-type="string" calcext:value-type="string">
            <text:p>nb_audio_features</text:p>
          </table:table-cell>
          <table:table-cell office:value-type="string" calcext:value-type="string">
            <text:p>nb_total</text:p>
          </table:table-cell>
          <table:table-cell office:value-type="string" calcext:value-type="string">
            <text:p>nb_lipreading_features</text:p>
          </table:table-cell>
          <table:table-cell office:value-type="string" calcext:value-type="string">
            <text:p>nb_audio</text:p>
          </table:table-cell>
          <table:table-cell office:value-type="string" calcext:value-type="string">
            <text:p>nb_lipRNN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volunteers_google_phoneme39_LSTM_bidirectional_256_256_dense</text:p>
          </table:table-cell>
          <table:table-cell office:value-type="string" calcext:value-type="string">
            <text:p>volunteers_google_phoneme39_LSTM_bidirectional_256_256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8543822" calcext:value-type="float">
            <text:p>8543822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0699342" calcext:value-type="float">
            <text:p>10699342</text:p>
          </table:table-cell>
          <table:table-cell office:value-type="float" office:value="8533799" calcext:value-type="float">
            <text:p>8533799</text:p>
          </table:table-cell>
          <table:table-cell table:number-columns-repeated="2" office:value-type="float" office:value="1367591" calcext:value-type="float">
            <text:p>1367591</text:p>
          </table:table-cell>
          <table:table-cell office:value-type="float" office:value="2.75543004134838" calcext:value-type="float">
            <text:p>2.7554300413</text:p>
          </table:table-cell>
          <table:table-cell office:value-type="float" office:value="25.4351042834919" calcext:value-type="float">
            <text:p>25.4351042835</text:p>
          </table:table-cell>
          <table:table-cell office:value-type="float" office:value="46.4685324833885" calcext:value-type="float">
            <text:p>46.46853248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/volunteers_google_phoneme39</text:p>
          </table:table-cell>
          <table:table-cell office:value-type="string" calcext:value-type="string">
            <text:p>volunteers_google_phoneme39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230670" calcext:value-type="float">
            <text:p>9230670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3.17826824314168" calcext:value-type="float">
            <text:p>3.1782682431</text:p>
          </table:table-cell>
          <table:table-cell office:value-type="float" office:value="14.3610279038906" calcext:value-type="float">
            <text:p>14.3610279039</text:p>
          </table:table-cell>
          <table:table-cell office:value-type="float" office:value="32.957130692174" calcext:value-type="float">
            <text:p>32.95713069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256_256_conv</text:p>
          </table:table-cell>
          <table:table-cell office:value-type="string" calcext:value-type="string">
            <text:p>lipspeakers_google_phoneme39_LSTM_bidirectional_256_256_conv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35371047" calcext:value-type="float">
            <text:p>35371047</text:p>
          </table:table-cell>
          <table:table-cell office:value-type="float" office:value="33205504" calcext:value-type="float">
            <text:p>33205504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2.022661447267" calcext:value-type="float">
            <text:p>2.0226614473</text:p>
          </table:table-cell>
          <table:table-cell office:value-type="float" office:value="51.0238521349378" calcext:value-type="float">
            <text:p>51.0238521349</text:p>
          </table:table-cell>
          <table:table-cell office:value-type="float" office:value="76.929533039548" calcext:value-type="float">
            <text:p>76.92953303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volunteers_google_phoneme39_LSTM_bidirectional_64_dense</text:p>
          </table:table-cell>
          <table:table-cell office:value-type="string" calcext:value-type="string">
            <text:p>volunteers_google_phoneme39_LSTM_bidirectional_64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239054" calcext:value-type="float">
            <text:p>7239054</text:p>
          </table:table-cell>
          <table:table-cell office:value-type="float" office:value="699648" calcext:value-type="float">
            <text:p>6996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303758" calcext:value-type="float">
            <text:p>9303758</text:p>
          </table:table-cell>
          <table:table-cell office:value-type="float" office:value="7236519" calcext:value-type="float">
            <text:p>7236519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62823" calcext:value-type="float">
            <text:p>62823</text:p>
          </table:table-cell>
          <table:table-cell office:value-type="float" office:value="2.65299593014162" calcext:value-type="float">
            <text:p>2.6529959301</text:p>
          </table:table-cell>
          <table:table-cell office:value-type="float" office:value="25.9589759165607" calcext:value-type="float">
            <text:p>25.9589759166</text:p>
          </table:table-cell>
          <table:table-cell office:value-type="float" office:value="47.6478109611304" calcext:value-type="float">
            <text:p>47.64781096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volunteers_google_phoneme39_LSTM_bidirectional_512_512_dense</text:p>
          </table:table-cell>
          <table:table-cell office:value-type="string" calcext:value-type="string">
            <text:p>volunteers_google_phoneme39_LSTM_bidirectional_512_512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12532814" calcext:value-type="float">
            <text:p>12532814</text:p>
          </table:table-cell>
          <table:table-cell office:value-type="float" office:value="929024" calcext:value-type="float">
            <text:p>929024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4809422" calcext:value-type="float">
            <text:p>14809422</text:p>
          </table:table-cell>
          <table:table-cell office:value-type="float" office:value="12512807" calcext:value-type="float">
            <text:p>1251280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2.93904286634629" calcext:value-type="float">
            <text:p>2.9390428663</text:p>
          </table:table-cell>
          <table:table-cell office:value-type="float" office:value="25.5687292410331" calcext:value-type="float">
            <text:p>25.568729241</text:p>
          </table:table-cell>
          <table:table-cell office:value-type="float" office:value="46.4126489240735" calcext:value-type="float">
            <text:p>46.41264892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/lipspeakers_google_phoneme39</text:p>
          </table:table-cell>
          <table:table-cell office:value-type="string" calcext:value-type="string">
            <text:p>lipspeakers_google_phoneme39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230670" calcext:value-type="float">
            <text:p>9230670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2.07490230587138" calcext:value-type="float">
            <text:p>2.0749023059</text:p>
          </table:table-cell>
          <table:table-cell office:value-type="float" office:value="39.9029818512661" calcext:value-type="float">
            <text:p>39.9029818513</text:p>
          </table:table-cell>
          <table:table-cell office:value-type="float" office:value="68.8468202186622" calcext:value-type="float">
            <text:p>68.84682021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/lipspeakers_resnet50_phoneme39</text:p>
          </table:table-cell>
          <table:table-cell office:value-type="string" calcext:value-type="string">
            <text:p>lipspeakers_resnet50_phoneme39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230670" calcext:value-type="float">
            <text:p>9230670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1.91808339657674" calcext:value-type="float">
            <text:p>1.9180833966</text:p>
          </table:table-cell>
          <table:table-cell office:value-type="float" office:value="42.5453244274809" calcext:value-type="float">
            <text:p>42.5453244275</text:p>
          </table:table-cell>
          <table:table-cell office:value-type="float" office:value="71.2309160305344" calcext:value-type="float">
            <text:p>71.23091603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64_conv</text:p>
          </table:table-cell>
          <table:table-cell office:value-type="string" calcext:value-type="string">
            <text:p>lipspeakers_google_phoneme39_LSTM_bidirectional_64_conv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12673127" calcext:value-type="float">
            <text:p>12673127</text:p>
          </table:table-cell>
          <table:table-cell office:value-type="float" office:value="699648" calcext:value-type="float">
            <text:p>6996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4737831" calcext:value-type="float">
            <text:p>14737831</text:p>
          </table:table-cell>
          <table:table-cell office:value-type="float" office:value="12670592" calcext:value-type="float">
            <text:p>12670592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6475367" calcext:value-type="float">
            <text:p>6475367</text:p>
          </table:table-cell>
          <table:table-cell office:value-type="float" office:value="2.17418162595658" calcext:value-type="float">
            <text:p>2.174181626</text:p>
          </table:table-cell>
          <table:table-cell office:value-type="float" office:value="42.7635298340352" calcext:value-type="float">
            <text:p>42.763529834</text:p>
          </table:table-cell>
          <table:table-cell office:value-type="float" office:value="69.5970728363514" calcext:value-type="float">
            <text:p>69.59707283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256_dense</text:p>
          </table:table-cell>
          <table:table-cell office:value-type="string" calcext:value-type="string">
            <text:p>lipspeakers_google_phoneme39_LSTM_bidirectional_256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8017230" calcext:value-type="float">
            <text:p>8017230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0172750" calcext:value-type="float">
            <text:p>10172750</text:p>
          </table:table-cell>
          <table:table-cell office:value-type="float" office:value="8007207" calcext:value-type="float">
            <text:p>800720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840999" calcext:value-type="float">
            <text:p>840999</text:p>
          </table:table-cell>
          <table:table-cell office:value-type="float" office:value="1.88197953412027" calcext:value-type="float">
            <text:p>1.8819795341</text:p>
          </table:table-cell>
          <table:table-cell office:value-type="float" office:value="47.720412348772" calcext:value-type="float">
            <text:p>47.7204123488</text:p>
          </table:table-cell>
          <table:table-cell office:value-type="float" office:value="73.6624933453235" calcext:value-type="float">
            <text:p>73.662493345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256_256_dense</text:p>
          </table:table-cell>
          <table:table-cell office:value-type="string" calcext:value-type="string">
            <text:p>lipspeakers_google_phoneme39_LSTM_bidirectional_256_256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8543822" calcext:value-type="float">
            <text:p>8543822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0699342" calcext:value-type="float">
            <text:p>10699342</text:p>
          </table:table-cell>
          <table:table-cell office:value-type="float" office:value="8533799" calcext:value-type="float">
            <text:p>8533799</text:p>
          </table:table-cell>
          <table:table-cell table:number-columns-repeated="2" office:value-type="float" office:value="1367591" calcext:value-type="float">
            <text:p>1367591</text:p>
          </table:table-cell>
          <table:table-cell office:value-type="float" office:value="1.84634592935636" calcext:value-type="float">
            <text:p>1.8463459294</text:p>
          </table:table-cell>
          <table:table-cell office:value-type="float" office:value="48.6458585569353" calcext:value-type="float">
            <text:p>48.6458585569</text:p>
          </table:table-cell>
          <table:table-cell office:value-type="float" office:value="75.1905851355978" calcext:value-type="float">
            <text:p>75.19058513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8_dense</text:p>
          </table:table-cell>
          <table:table-cell office:value-type="string" calcext:value-type="string">
            <text:p>lipspeakers_google_phoneme39_LSTM_bidirectional_8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8742" calcext:value-type="float">
            <text:p>7178742</text:p>
          </table:table-cell>
          <table:table-cell office:value-type="float" office:value="670976" calcext:value-type="float">
            <text:p>670976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216958" calcext:value-type="float">
            <text:p>9216958</text:p>
          </table:table-cell>
          <table:table-cell office:value-type="float" office:value="7178391" calcext:value-type="float">
            <text:p>717839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511" calcext:value-type="float">
            <text:p>2511</text:p>
          </table:table-cell>
          <table:table-cell office:value-type="float" office:value="2.08864894057765" calcext:value-type="float">
            <text:p>2.0886489406</text:p>
          </table:table-cell>
          <table:table-cell office:value-type="float" office:value="41.3162252087614" calcext:value-type="float">
            <text:p>41.3162252088</text:p>
          </table:table-cell>
          <table:table-cell office:value-type="float" office:value="66.4465187385396" calcext:value-type="float">
            <text:p>66.44651873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64_dense</text:p>
          </table:table-cell>
          <table:table-cell office:value-type="string" calcext:value-type="string">
            <text:p>lipspeakers_google_phoneme39_LSTM_bidirectional_64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239054" calcext:value-type="float">
            <text:p>7239054</text:p>
          </table:table-cell>
          <table:table-cell office:value-type="float" office:value="699648" calcext:value-type="float">
            <text:p>6996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303758" calcext:value-type="float">
            <text:p>9303758</text:p>
          </table:table-cell>
          <table:table-cell office:value-type="float" office:value="7236519" calcext:value-type="float">
            <text:p>7236519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62823" calcext:value-type="float">
            <text:p>62823</text:p>
          </table:table-cell>
          <table:table-cell office:value-type="float" office:value="2.66672769408205" calcext:value-type="float">
            <text:p>2.6667276941</text:p>
          </table:table-cell>
          <table:table-cell office:value-type="float" office:value="40.9163185270318" calcext:value-type="float">
            <text:p>40.916318527</text:p>
          </table:table-cell>
          <table:table-cell office:value-type="float" office:value="65.4508964088463" calcext:value-type="float">
            <text:p>65.45089640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/lipspeakers_cifar10_phoneme39</text:p>
          </table:table-cell>
          <table:table-cell office:value-type="string" calcext:value-type="string">
            <text:p>lipspeakers_cifar10_phoneme39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230670" calcext:value-type="float">
            <text:p>9230670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3.77575124669891" calcext:value-type="float">
            <text:p>3.7757512467</text:p>
          </table:table-cell>
          <table:table-cell office:value-type="float" office:value="17.134030418251" calcext:value-type="float">
            <text:p>17.1340304183</text:p>
          </table:table-cell>
          <table:table-cell office:value-type="float" office:value="38.2366920152091" calcext:value-type="float">
            <text:p>38.23669201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512_512_conv</text:p>
          </table:table-cell>
          <table:table-cell office:value-type="string" calcext:value-type="string">
            <text:p>lipspeakers_google_phoneme39_LSTM_bidirectional_512_512_conv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62854695" calcext:value-type="float">
            <text:p>62854695</text:p>
          </table:table-cell>
          <table:table-cell office:value-type="float" office:value="929024" calcext:value-type="float">
            <text:p>929024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65131303" calcext:value-type="float">
            <text:p>65131303</text:p>
          </table:table-cell>
          <table:table-cell office:value-type="float" office:value="62834688" calcext:value-type="float">
            <text:p>62834688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56656935" calcext:value-type="float">
            <text:p>56656935</text:p>
          </table:table-cell>
          <table:table-cell office:value-type="float" office:value="2.02454783028854" calcext:value-type="float">
            <text:p>2.0245478303</text:p>
          </table:table-cell>
          <table:table-cell office:value-type="float" office:value="50.7280923587419" calcext:value-type="float">
            <text:p>50.7280923587</text:p>
          </table:table-cell>
          <table:table-cell office:value-type="float" office:value="76.5664702104071" calcext:value-type="float">
            <text:p>76.56647021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256_conv</text:p>
          </table:table-cell>
          <table:table-cell office:value-type="string" calcext:value-type="string">
            <text:p>lipspeakers_google_phoneme39_LSTM_bidirectional_256_conv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2688935" calcext:value-type="float">
            <text:p>32688935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34844455" calcext:value-type="float">
            <text:p>34844455</text:p>
          </table:table-cell>
          <table:table-cell office:value-type="float" office:value="32678912" calcext:value-type="float">
            <text:p>32678912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6491175" calcext:value-type="float">
            <text:p>26491175</text:p>
          </table:table-cell>
          <table:table-cell office:value-type="float" office:value="1.95280800882356" calcext:value-type="float">
            <text:p>1.9528080088</text:p>
          </table:table-cell>
          <table:table-cell office:value-type="float" office:value="49.1153925205722" calcext:value-type="float">
            <text:p>49.1153925206</text:p>
          </table:table-cell>
          <table:table-cell office:value-type="float" office:value="75.0020053359808" calcext:value-type="float">
            <text:p>75.0020053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8_conv</text:p>
          </table:table-cell>
          <table:table-cell office:value-type="string" calcext:value-type="string">
            <text:p>lipspeakers_google_phoneme39_LSTM_bidirectional_8_conv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001839" calcext:value-type="float">
            <text:p>7001839</text:p>
          </table:table-cell>
          <table:table-cell office:value-type="float" office:value="670976" calcext:value-type="float">
            <text:p>670976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040055" calcext:value-type="float">
            <text:p>9040055</text:p>
          </table:table-cell>
          <table:table-cell office:value-type="float" office:value="7001488" calcext:value-type="float">
            <text:p>7001488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804079" calcext:value-type="float">
            <text:p>804079</text:p>
          </table:table-cell>
          <table:table-cell office:value-type="float" office:value="2.20143673739908" calcext:value-type="float">
            <text:p>2.2014367374</text:p>
          </table:table-cell>
          <table:table-cell office:value-type="float" office:value="35.1747961400391" calcext:value-type="float">
            <text:p>35.17479614</text:p>
          </table:table-cell>
          <table:table-cell office:value-type="float" office:value="62.2139126204177" calcext:value-type="float">
            <text:p>62.21391262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512_512_dense</text:p>
          </table:table-cell>
          <table:table-cell office:value-type="string" calcext:value-type="string">
            <text:p>lipspeakers_google_phoneme39_LSTM_bidirectional_512_512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12532814" calcext:value-type="float">
            <text:p>12532814</text:p>
          </table:table-cell>
          <table:table-cell office:value-type="float" office:value="929024" calcext:value-type="float">
            <text:p>929024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4809422" calcext:value-type="float">
            <text:p>14809422</text:p>
          </table:table-cell>
          <table:table-cell office:value-type="float" office:value="12512807" calcext:value-type="float">
            <text:p>1251280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4.40260783779673" calcext:value-type="float">
            <text:p>4.4026078378</text:p>
          </table:table-cell>
          <table:table-cell office:value-type="float" office:value="41.0438629455897" calcext:value-type="float">
            <text:p>41.0438629456</text:p>
          </table:table-cell>
          <table:table-cell office:value-type="float" office:value="63.1083930484155" calcext:value-type="float">
            <text:p>63.1083930484</text:p>
          </table:table-cell>
          <table:table-cell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bined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b_CNN_used</text:p>
          </table:table-cell>
          <table:table-cell office:value-type="string" calcext:value-type="string">
            <text:p>nb_lipreading</text:p>
          </table:table-cell>
          <table:table-cell office:value-type="string" calcext:value-type="string">
            <text:p>nb_combining</text:p>
          </table:table-cell>
          <table:table-cell office:value-type="string" calcext:value-type="string">
            <text:p>nb_audio_features</text:p>
          </table:table-cell>
          <table:table-cell office:value-type="string" calcext:value-type="string">
            <text:p>nb_total</text:p>
          </table:table-cell>
          <table:table-cell office:value-type="string" calcext:value-type="string">
            <text:p>nb_lipreading_features</text:p>
          </table:table-cell>
          <table:table-cell office:value-type="string" calcext:value-type="string">
            <text:p>nb_audio</text:p>
          </table:table-cell>
          <table:table-cell office:value-type="string" calcext:value-type="string">
            <text:p>nb_lipRNN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volunteers/RNN__2_LSTMLayer256_256_nbMFCC39_bidirectional__CNN_google_conv__FC_512_512_512__TCDTIMIT_volunteers</text:p>
          </table:table-cell>
          <table:table-cell office:value-type="string" calcext:value-type="string">
            <text:p>RNN__2_LSTMLayer256_256_nbMFCC39_bidirectional__CNN_google_conv__FC_512_512_512__TCDTIMIT_volunte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13511936" calcext:value-type="float">
            <text:p>13511936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21077287" calcext:value-type="float">
            <text:p>21077287</text:p>
          </table:table-cell>
          <table:table-cell office:value-type="float" office:value="6197760" calcext:value-type="float">
            <text:p>6197760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1.73318693288663" calcext:value-type="float">
            <text:p>1.7331869329</text:p>
          </table:table-cell>
          <table:table-cell office:value-type="float" office:value="62.5290047703814" calcext:value-type="float">
            <text:p>62.5290047704</text:p>
          </table:table-cell>
          <table:table-cell office:value-type="float" office:value="83.6030186756614" calcext:value-type="float">
            <text:p>83.60301867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volunteers/RNN__2_LSTMLayer256_256_nbMFCC39_bidirectional__CNN_google_dense__FC_512_512_512__TCDTIMIT_volunteers</text:p>
          </table:table-cell>
          <table:table-cell office:value-type="string" calcext:value-type="string">
            <text:p>RNN__2_LSTMLayer256_256_nbMFCC39_bidirectional__CNN_google_dense__FC_512_512_512__TCDTIMIT_volunte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230670" calcext:value-type="float">
            <text:p>9230670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1.44190497358083" calcext:value-type="float">
            <text:p>1.4419049736</text:p>
          </table:table-cell>
          <table:table-cell office:value-type="float" office:value="63.9999249661599" calcext:value-type="float">
            <text:p>63.9999249662</text:p>
          </table:table-cell>
          <table:table-cell office:value-type="float" office:value="85.2993535609859" calcext:value-type="float">
            <text:p>85.29935356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volunteers/RNN__2_LSTMLayer256_256_nbMFCC39_bidirectional__CNN_google_dense_lipRNN_256_256__FC_512_512_512__TCDTIMIT_volunteers</text:p>
          </table:table-cell>
          <table:table-cell office:value-type="string" calcext:value-type="string">
            <text:p>RNN__2_LSTMLayer256_256_nbMFCC39_bidirectional__CNN_google_dense_lipRNN_256_256__FC_512_512_512__TCDTIMIT_volunte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8543822" calcext:value-type="float">
            <text:p>8543822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0699342" calcext:value-type="float">
            <text:p>10699342</text:p>
          </table:table-cell>
          <table:table-cell office:value-type="float" office:value="8533799" calcext:value-type="float">
            <text:p>8533799</text:p>
          </table:table-cell>
          <table:table-cell table:number-columns-repeated="2" office:value-type="float" office:value="1367591" calcext:value-type="float">
            <text:p>1367591</text:p>
          </table:table-cell>
          <table:table-cell office:value-type="float" office:value="1.63163916972362" calcext:value-type="float">
            <text:p>1.6316391697</text:p>
          </table:table-cell>
          <table:table-cell office:value-type="float" office:value="64.5921493224165" calcext:value-type="float">
            <text:p>64.5921493224</text:p>
          </table:table-cell>
          <table:table-cell office:value-type="float" office:value="84.9298638648464" calcext:value-type="float">
            <text:p>84.92986386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volunteers/RNN__2_LSTMLayer256_256_nbMFCC39_bidirectional__CNN_google_dense_lipRNN_64__FC_512_512_512__TCDTIMIT_volunteers</text:p>
          </table:table-cell>
          <table:table-cell office:value-type="string" calcext:value-type="string">
            <text:p>RNN__2_LSTMLayer256_256_nbMFCC39_bidirectional__CNN_google_dense_lipRNN_64__FC_512_512_512__TCDTIMIT_volunte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239054" calcext:value-type="float">
            <text:p>7239054</text:p>
          </table:table-cell>
          <table:table-cell office:value-type="float" office:value="699648" calcext:value-type="float">
            <text:p>6996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303758" calcext:value-type="float">
            <text:p>9303758</text:p>
          </table:table-cell>
          <table:table-cell office:value-type="float" office:value="7236519" calcext:value-type="float">
            <text:p>7236519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62823" calcext:value-type="float">
            <text:p>62823</text:p>
          </table:table-cell>
          <table:table-cell office:value-type="float" office:value="1.48681338694917" calcext:value-type="float">
            <text:p>1.4868133869</text:p>
          </table:table-cell>
          <table:table-cell office:value-type="float" office:value="64.7386980335824" calcext:value-type="float">
            <text:p>64.7386980336</text:p>
          </table:table-cell>
          <table:table-cell office:value-type="float" office:value="85.2179846440873" calcext:value-type="float">
            <text:p>85.21798464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32_32_nbMFCC39_bidirectional__CNN_google_conv_lipRNN_256_256__FC_512_512_512__TCDTIMIT_lipspeakers</text:p>
          </table:table-cell>
          <table:table-cell office:value-type="string" calcext:value-type="string">
            <text:p>RNN__2_LSTMLayer32_32_nbMFCC39_bidirectional__CNN_google_conv_lipRNN_256_256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692000" calcext:value-type="float">
            <text:p>692000</text:p>
          </table:table-cell>
          <table:table-cell office:value-type="float" office:value="26336" calcext:value-type="float">
            <text:p>26336</text:p>
          </table:table-cell>
          <table:table-cell office:value-type="float" office:value="33925127" calcext:value-type="float">
            <text:p>33925127</text:p>
          </table:table-cell>
          <table:table-cell office:value-type="float" office:value="33205504" calcext:value-type="float">
            <text:p>33205504</text:p>
          </table:table-cell>
          <table:table-cell office:value-type="float" office:value="27623" calcext:value-type="float">
            <text:p>27623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1.65721176711447" calcext:value-type="float">
            <text:p>1.6572117671</text:p>
          </table:table-cell>
          <table:table-cell office:value-type="float" office:value="69.9211079578895" calcext:value-type="float">
            <text:p>69.9211079579</text:p>
          </table:table-cell>
          <table:table-cell office:value-type="float" office:value="90.1529505279428" calcext:value-type="float">
            <text:p>90.15295052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conv_lipRNN_256_256__FC_256__TCDTIMIT_lipspeakers</text:p>
          </table:table-cell>
          <table:table-cell office:value-type="string" calcext:value-type="string">
            <text:p>RNN__2_LSTMLayer512_512_nbMFCC39_bidirectional__CNN_google_conv_lipRNN_256_256__FC_256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186880" calcext:value-type="float">
            <text:p>186880</text:p>
          </table:table-cell>
          <table:table-cell office:value-type="float" office:value="5336576" calcext:value-type="float">
            <text:p>5336576</text:p>
          </table:table-cell>
          <table:table-cell office:value-type="float" office:value="38748967" calcext:value-type="float">
            <text:p>38748967</text:p>
          </table:table-cell>
          <table:table-cell office:value-type="float" office:value="33205504" calcext:value-type="float">
            <text:p>33205504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1.09021566179279" calcext:value-type="float">
            <text:p>1.0902156618</text:p>
          </table:table-cell>
          <table:table-cell office:value-type="float" office:value="72.9058042233124" calcext:value-type="float">
            <text:p>72.9058042233</text:p>
          </table:table-cell>
          <table:table-cell office:value-type="float" office:value="92.0847696048199" calcext:value-type="float">
            <text:p>92.08476960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conv_lipRNN_256_256__FC_512_512_512__TCDTIMIT_lipspeakers</text:p>
          </table:table-cell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919040" calcext:value-type="float">
            <text:p>919040</text:p>
          </table:table-cell>
          <table:table-cell office:value-type="float" office:value="5336576" calcext:value-type="float">
            <text:p>5336576</text:p>
          </table:table-cell>
          <table:table-cell office:value-type="float" office:value="39481127" calcext:value-type="float">
            <text:p>39481127</text:p>
          </table:table-cell>
          <table:table-cell office:value-type="float" office:value="33205504" calcext:value-type="float">
            <text:p>33205504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1.69235096222749" calcext:value-type="float">
            <text:p>1.6923509622</text:p>
          </table:table-cell>
          <table:table-cell office:value-type="float" office:value="73.1095724033587" calcext:value-type="float">
            <text:p>73.1095724034</text:p>
          </table:table-cell>
          <table:table-cell office:value-type="float" office:value="91.5016008467633" calcext:value-type="float">
            <text:p>91.501600846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lipspeakers/RNN__2_LSTMLayer256_256_nbMFCC39_bidirectional__CNN_google_conv__FC_512_512_512__TCDTIMIT_lipspeakers</text:p>
          </table:table-cell>
          <table:table-cell office:value-type="string" calcext:value-type="string">
            <text:p>RNN__2_LSTMLayer256_256_nbMFCC39_bidirectional__CNN_google_conv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13511936" calcext:value-type="float">
            <text:p>13511936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21077287" calcext:value-type="float">
            <text:p>21077287</text:p>
          </table:table-cell>
          <table:table-cell office:value-type="float" office:value="6197760" calcext:value-type="float">
            <text:p>6197760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1.7623870873348" calcext:value-type="float">
            <text:p>1.7623870873</text:p>
          </table:table-cell>
          <table:table-cell office:value-type="float" office:value="73.2949693223615" calcext:value-type="float">
            <text:p>73.2949693224</text:p>
          </table:table-cell>
          <table:table-cell office:value-type="float" office:value="92.2911039615688" calcext:value-type="float">
            <text:p>92.29110396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lipspeakers/RNN__2_LSTMLayer256_256_nbMFCC39_bidirectional__CNN_google_conv__FC_256_256_256__TCDTIMIT_lipspeakers</text:p>
          </table:table-cell>
          <table:table-cell office:value-type="string" calcext:value-type="string">
            <text:p>RNN__2_LSTMLayer256_256_nbMFCC39_bidirectional__CNN_google_conv__FC_256_256_256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619904" calcext:value-type="float">
            <text:p>6619904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4185255" calcext:value-type="float">
            <text:p>14185255</text:p>
          </table:table-cell>
          <table:table-cell office:value-type="float" office:value="6197760" calcext:value-type="float">
            <text:p>6197760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1.10346101269578" calcext:value-type="float">
            <text:p>1.1034610127</text:p>
          </table:table-cell>
          <table:table-cell office:value-type="float" office:value="73.6019072336552" calcext:value-type="float">
            <text:p>73.6019072337</text:p>
          </table:table-cell>
          <table:table-cell office:value-type="float" office:value="92.8694823027997" calcext:value-type="float">
            <text:p>92.86948230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lipspeakers/RNN__2_LSTMLayer256_256_nbMFCC39_bidirectional__CNN_google_conv__FC_256_256__TCDTIMIT_lipspeakers</text:p>
          </table:table-cell>
          <table:table-cell office:value-type="string" calcext:value-type="string">
            <text:p>RNN__2_LSTMLayer256_256_nbMFCC39_bidirectional__CNN_google_conv__FC_256_256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554112" calcext:value-type="float">
            <text:p>655411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4119463" calcext:value-type="float">
            <text:p>14119463</text:p>
          </table:table-cell>
          <table:table-cell office:value-type="float" office:value="6197760" calcext:value-type="float">
            <text:p>6197760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1.30286844819784" calcext:value-type="float">
            <text:p>1.3028684482</text:p>
          </table:table-cell>
          <table:table-cell office:value-type="float" office:value="73.7168573197864" calcext:value-type="float">
            <text:p>73.7168573198</text:p>
          </table:table-cell>
          <table:table-cell office:value-type="float" office:value="92.5961482169473" calcext:value-type="float">
            <text:p>92.59614821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conv_lipRNN_256_256__FC_256_256__TCDTIMIT_lipspeakers</text:p>
          </table:table-cell>
          <table:table-cell office:value-type="string" calcext:value-type="string">
            <text:p>RNN__2_LSTMLayer512_512_nbMFCC39_bidirectional__CNN_google_conv_lipRNN_256_256__FC_256_256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252672" calcext:value-type="float">
            <text:p>252672</text:p>
          </table:table-cell>
          <table:table-cell office:value-type="float" office:value="5336576" calcext:value-type="float">
            <text:p>5336576</text:p>
          </table:table-cell>
          <table:table-cell office:value-type="float" office:value="38814759" calcext:value-type="float">
            <text:p>38814759</text:p>
          </table:table-cell>
          <table:table-cell office:value-type="float" office:value="33205504" calcext:value-type="float">
            <text:p>33205504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1.02386953962314" calcext:value-type="float">
            <text:p>1.0238695396</text:p>
          </table:table-cell>
          <table:table-cell office:value-type="float" office:value="73.806973659631" calcext:value-type="float">
            <text:p>73.8069736596</text:p>
          </table:table-cell>
          <table:table-cell office:value-type="float" office:value="92.2739707614447" calcext:value-type="float">
            <text:p>92.27397076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lipspeakers/RNN__2_LSTMLayer256_256_nbMFCC39_bidirectional__CNN_google_conv__FC_256__TCDTIMIT_lipspeakers</text:p>
          </table:table-cell>
          <table:table-cell office:value-type="string" calcext:value-type="string">
            <text:p>RNN__2_LSTMLayer256_256_nbMFCC39_bidirectional__CNN_google_conv__FC_256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488320" calcext:value-type="float">
            <text:p>6488320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4053671" calcext:value-type="float">
            <text:p>14053671</text:p>
          </table:table-cell>
          <table:table-cell office:value-type="float" office:value="6197760" calcext:value-type="float">
            <text:p>6197760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0.953961783254043" calcext:value-type="float">
            <text:p>0.9539617833</text:p>
          </table:table-cell>
          <table:table-cell office:value-type="float" office:value="73.9956238698134" calcext:value-type="float">
            <text:p>73.9956238698</text:p>
          </table:table-cell>
          <table:table-cell office:value-type="float" office:value="93.1654973492375" calcext:value-type="float">
            <text:p>93.16549734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256_256_nbMFCC39_bidirectional__CNN_google_conv_lipRNN_256_256_RNNfeaturesDense__FC_512_512_512__TCDTIMIT_lipspeakers</text:p>
          </table:table-cell>
          <table:table-cell office:value-type="string" calcext:value-type="string">
            <text:p>RNN__2_LSTMLayer256_256_nbMFCC39_bidirectional__CNN_google_conv_lipRNN_256_256_RNNfeaturesDense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35269966" calcext:value-type="float">
            <text:p>35269966</text:p>
          </table:table-cell>
          <table:table-cell office:value-type="float" office:value="33215527" calcext:value-type="float">
            <text:p>3321552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1.00281564028555" calcext:value-type="float">
            <text:p>1.0028156403</text:p>
          </table:table-cell>
          <table:table-cell office:value-type="float" office:value="75.2254138132195" calcext:value-type="float">
            <text:p>75.2254138132</text:p>
          </table:table-cell>
          <table:table-cell office:value-type="float" office:value="92.79649581158" calcext:value-type="float">
            <text:p>92.79649581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256_256_nbMFCC39_bidirectional__CNN_google_conv_lipRNN_256_256_RNNfeaturesDense__FC_512__TCDTIMIT_lipspeakers</text:p>
          </table:table-cell>
          <table:table-cell office:value-type="string" calcext:value-type="string">
            <text:p>RNN__2_LSTMLayer256_256_nbMFCC39_bidirectional__CNN_google_conv_lipRNN_256_256_RNNfeaturesDense__FC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161536" calcext:value-type="float">
            <text:p>161536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34744654" calcext:value-type="float">
            <text:p>34744654</text:p>
          </table:table-cell>
          <table:table-cell office:value-type="float" office:value="33215527" calcext:value-type="float">
            <text:p>3321552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0.845000987316107" calcext:value-type="float">
            <text:p>0.8450009873</text:p>
          </table:table-cell>
          <table:table-cell office:value-type="float" office:value="75.8569077882932" calcext:value-type="float">
            <text:p>75.8569077883</text:p>
          </table:table-cell>
          <table:table-cell office:value-type="float" office:value="93.8115280096099" calcext:value-type="float">
            <text:p>93.81152800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256_256_nbMFCC39_bidirectional__CNN_google_conv_lipRNN_256_256_RNNfeaturesDense_allowSubnetTraining__FC_512_512_512__TCDTIMIT_lipspeakers</text:p>
          </table:table-cell>
          <table:table-cell office:value-type="string" calcext:value-type="string">
            <text:p>RNN__2_LSTMLayer256_256_nbMFCC39_bidirectional__CNN_google_conv_lipRNN_256_256_RNNfeaturesDense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35269966" calcext:value-type="float">
            <text:p>35269966</text:p>
          </table:table-cell>
          <table:table-cell office:value-type="float" office:value="33215527" calcext:value-type="float">
            <text:p>3321552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1.3658074800296" calcext:value-type="float">
            <text:p>1.36580748</text:p>
          </table:table-cell>
          <table:table-cell office:value-type="float" office:value="75.9634812672933" calcext:value-type="float">
            <text:p>75.9634812673</text:p>
          </table:table-cell>
          <table:table-cell office:value-type="float" office:value="92.4825813090383" calcext:value-type="float">
            <text:p>92.4825813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256_256_nbMFCC39_bidirectional__CNN_google_dense_lipRNN_256_256_RNNfeaturesDense__FC_512__TCDTIMIT_lipspeakers</text:p>
          </table:table-cell>
          <table:table-cell office:value-type="string" calcext:value-type="string">
            <text:p>RNN__2_LSTMLayer256_256_nbMFCC39_bidirectional__CNN_google_dense_lipRNN_256_256_RNNfeaturesDense__FC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8543822" calcext:value-type="float">
            <text:p>8543822</text:p>
          </table:table-cell>
          <table:table-cell office:value-type="float" office:value="161536" calcext:value-type="float">
            <text:p>161536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0072949" calcext:value-type="float">
            <text:p>10072949</text:p>
          </table:table-cell>
          <table:table-cell office:value-type="float" office:value="8543822" calcext:value-type="float">
            <text:p>8543822</text:p>
          </table:table-cell>
          <table:table-cell table:number-columns-repeated="2" office:value-type="float" office:value="1367591" calcext:value-type="float">
            <text:p>1367591</text:p>
          </table:table-cell>
          <table:table-cell office:value-type="float" office:value="0.820493363263287" calcext:value-type="float">
            <text:p>0.8204933633</text:p>
          </table:table-cell>
          <table:table-cell office:value-type="float" office:value="76.4573838029589" calcext:value-type="float">
            <text:p>76.457383803</text:p>
          </table:table-cell>
          <table:table-cell office:value-type="float" office:value="94.0379311182883" calcext:value-type="float">
            <text:p>94.03793111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256_256_nbMFCC39_bidirectional__CNN_google_dense_lipRNN_256_256_RNNfeaturesDense__FC_512_512_512__TCDTIMIT_lipspeakers</text:p>
          </table:table-cell>
          <table:table-cell office:value-type="string" calcext:value-type="string">
            <text:p>RNN__2_LSTMLayer256_256_nbMFCC39_bidirectional__CNN_google_dense_lipRNN_256_256_RNNfeaturesDense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8543822" calcext:value-type="float">
            <text:p>8543822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0598261" calcext:value-type="float">
            <text:p>10598261</text:p>
          </table:table-cell>
          <table:table-cell office:value-type="float" office:value="8543822" calcext:value-type="float">
            <text:p>8543822</text:p>
          </table:table-cell>
          <table:table-cell table:number-columns-repeated="2" office:value-type="float" office:value="1367591" calcext:value-type="float">
            <text:p>1367591</text:p>
          </table:table-cell>
          <table:table-cell office:value-type="float" office:value="0.927180715501954" calcext:value-type="float">
            <text:p>0.9271807155</text:p>
          </table:table-cell>
          <table:table-cell office:value-type="float" office:value="77.5471289436539" calcext:value-type="float">
            <text:p>77.5471289437</text:p>
          </table:table-cell>
          <table:table-cell office:value-type="float" office:value="93.841499923779" calcext:value-type="float">
            <text:p>93.8414999238</text:p>
          </table:table-cell>
          <table:table-cell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" table:style-name="ta3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b_params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4_LSTMLayer64_64_64_64_nbMFCC39_bidirectional_TIMIT</text:p>
          </table:table-cell>
          <table:table-cell office:value-type="string" calcext:value-type="string">
            <text:p>4_LSTMLayer64_64_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129511" calcext:value-type="float">
            <text:p>129511</text:p>
          </table:table-cell>
          <table:table-cell office:value-type="float" office:value="0.140233689775834" calcext:value-type="float">
            <text:p>0.1402336898</text:p>
          </table:table-cell>
          <table:table-cell office:value-type="float" office:value="78.6587148824135" calcext:value-type="float">
            <text:p>78.6587148824</text:p>
          </table:table-cell>
          <table:table-cell office:value-type="float" office:value="94.3969164261285" calcext:value-type="float">
            <text:p>94.3969164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120_bidirectional_TIMIT</text:p>
          </table:table-cell>
          <table:table-cell office:value-type="string" calcext:value-type="string">
            <text:p>2_LSTMLayer64_64_nbMFCC120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116903" calcext:value-type="float">
            <text:p>116903</text:p>
          </table:table-cell>
          <table:table-cell office:value-type="float" office:value="0.0488660802634863" calcext:value-type="float">
            <text:p>0.0488660803</text:p>
          </table:table-cell>
          <table:table-cell office:value-type="float" office:value="76.3930391261656" calcext:value-type="float">
            <text:p>76.3930391262</text:p>
          </table:table-cell>
          <table:table-cell office:value-type="float" office:value="93.4362481485485" calcext:value-type="float">
            <text:p>93.43624814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1.10293690731257" calcext:value-type="float">
            <text:p>1.1029369073</text:p>
          </table:table-cell>
          <table:table-cell office:value-type="float" office:value="67.0319928711944" calcext:value-type="float">
            <text:p>67.0319928712</text:p>
          </table:table-cell>
          <table:table-cell office:value-type="float" office:value="89.3693272238961" calcext:value-type="float">
            <text:p>89.36932722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1_LSTMLayer32_nbMFCC39_bidirectional_TIMIT</text:p>
          </table:table-cell>
          <table:table-cell office:value-type="string" calcext:value-type="string">
            <text:p>1_LSTMLayer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19143" calcext:value-type="float">
            <text:p>19143</text:p>
          </table:table-cell>
          <table:table-cell office:value-type="float" office:value="0.0769653108257514" calcext:value-type="float">
            <text:p>0.0769653108</text:p>
          </table:table-cell>
          <table:table-cell office:value-type="float" office:value="75.9891146332338" calcext:value-type="float">
            <text:p>75.9891146332</text:p>
          </table:table-cell>
          <table:table-cell office:value-type="float" office:value="93.4424570841853" calcext:value-type="float">
            <text:p>93.44245708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96167" calcext:value-type="float">
            <text:p>96167</text:p>
          </table:table-cell>
          <table:table-cell office:value-type="float" office:value="0.0791018450489411" calcext:value-type="float">
            <text:p>0.079101845</text:p>
          </table:table-cell>
          <table:table-cell office:value-type="float" office:value="79.4827691118865" calcext:value-type="float">
            <text:p>79.4827691119</text:p>
          </table:table-cell>
          <table:table-cell office:value-type="float" office:value="95.0153502999466" calcext:value-type="float">
            <text:p>95.01535029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4_LSTMLayer8_8_8_8_nbMFCC39_bidirectional_TIMIT</text:p>
          </table:table-cell>
          <table:table-cell office:value-type="string" calcext:value-type="string">
            <text:p>4_LSTMLayer8_8_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3679" calcext:value-type="float">
            <text:p>3679</text:p>
          </table:table-cell>
          <table:table-cell office:value-type="float" office:value="0.0894880736103425" calcext:value-type="float">
            <text:p>0.0894880736</text:p>
          </table:table-cell>
          <table:table-cell office:value-type="float" office:value="64.6717108912439" calcext:value-type="float">
            <text:p>64.6717108912</text:p>
          </table:table-cell>
          <table:table-cell office:value-type="float" office:value="87.608677747956" calcext:value-type="float">
            <text:p>87.6086777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13_bidirectional_TIMIT</text:p>
          </table:table-cell>
          <table:table-cell office:value-type="string" calcext:value-type="string">
            <text:p>2_LSTMLayer64_64_nbMFCC13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89511" calcext:value-type="float">
            <text:p>89511</text:p>
          </table:table-cell>
          <table:table-cell office:value-type="float" office:value="0.0493665053867377" calcext:value-type="float">
            <text:p>0.0493665054</text:p>
          </table:table-cell>
          <table:table-cell office:value-type="float" office:value="75.4087581041507" calcext:value-type="float">
            <text:p>75.4087581042</text:p>
          </table:table-cell>
          <table:table-cell office:value-type="float" office:value="93.2314685655331" calcext:value-type="float">
            <text:p>93.23146856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0.0810022687969299" calcext:value-type="float">
            <text:p>0.0810022688</text:p>
          </table:table-cell>
          <table:table-cell office:value-type="float" office:value="62.1977663143089" calcext:value-type="float">
            <text:p>62.1977663143</text:p>
          </table:table-cell>
          <table:table-cell office:value-type="float" office:value="86.2559021187625" calcext:value-type="float">
            <text:p>86.25590211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32_32_nbMFCC39_bidirectional_TIMIT</text:p>
          </table:table-cell>
          <table:table-cell office:value-type="string" calcext:value-type="string">
            <text:p>2_LSTMLayer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27623" calcext:value-type="float">
            <text:p>27623</text:p>
          </table:table-cell>
          <table:table-cell office:value-type="float" office:value="0.0869882456385172" calcext:value-type="float">
            <text:p>0.0869882456</text:p>
          </table:table-cell>
          <table:table-cell office:value-type="float" office:value="76.6986465954309" calcext:value-type="float">
            <text:p>76.6986465954</text:p>
          </table:table-cell>
          <table:table-cell office:value-type="float" office:value="93.7546550126575" calcext:value-type="float">
            <text:p>93.75465501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float" office:value="96167" calcext:value-type="float">
            <text:p>96167</text:p>
          </table:table-cell>
          <table:table-cell office:value-type="float" office:value="0.0811666152798213" calcext:value-type="float">
            <text:p>0.0811666153</text:p>
          </table:table-cell>
          <table:table-cell office:value-type="float" office:value="59.1511964174075" calcext:value-type="float">
            <text:p>59.1511964174</text:p>
          </table:table-cell>
          <table:table-cell office:value-type="float" office:value="84.1028527364279" calcext:value-type="float">
            <text:p>84.1028527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4_LSTMLayer32_32_32_32_nbMFCC39_bidirectional_TIMIT</text:p>
          </table:table-cell>
          <table:table-cell office:value-type="string" calcext:value-type="string">
            <text:p>4_LSTMLayer32_32_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36103" calcext:value-type="float">
            <text:p>36103</text:p>
          </table:table-cell>
          <table:table-cell office:value-type="float" office:value="0.0954837713104028" calcext:value-type="float">
            <text:p>0.0954837713</text:p>
          </table:table-cell>
          <table:table-cell office:value-type="float" office:value="77.6714904064087" calcext:value-type="float">
            <text:p>77.6714904064</text:p>
          </table:table-cell>
          <table:table-cell office:value-type="float" office:value="93.9669720160687" calcext:value-type="float">
            <text:p>93.9669720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26_bidirectional_TIMIT</text:p>
          </table:table-cell>
          <table:table-cell office:value-type="string" calcext:value-type="string">
            <text:p>2_LSTMLayer64_64_nbMFCC26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92839" calcext:value-type="float">
            <text:p>92839</text:p>
          </table:table-cell>
          <table:table-cell office:value-type="float" office:value="0.0472255288981474" calcext:value-type="float">
            <text:p>0.0472255289</text:p>
          </table:table-cell>
          <table:table-cell office:value-type="float" office:value="76.6191126973915" calcext:value-type="float">
            <text:p>76.6191126974</text:p>
          </table:table-cell>
          <table:table-cell office:value-type="float" office:value="93.8004900090191" calcext:value-type="float">
            <text:p>93.8004900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512_512_nbMFCC39_bidirectional_TIMIT</text:p>
          </table:table-cell>
          <table:table-cell office:value-type="string" calcext:value-type="string">
            <text:p>2_LSTMLayer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0.578039559034201" calcext:value-type="float">
            <text:p>0.578039559</text:p>
          </table:table-cell>
          <table:table-cell office:value-type="float" office:value="81.6126001771094" calcext:value-type="float">
            <text:p>81.6126001771</text:p>
          </table:table-cell>
          <table:table-cell office:value-type="float" office:value="95.7626101485581" calcext:value-type="float">
            <text:p>95.76261014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8_8_nbMFCC39_bidirectional_TIMIT</text:p>
          </table:table-cell>
          <table:table-cell office:value-type="string" calcext:value-type="string">
            <text:p>2_LSTMLayer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3095" calcext:value-type="float">
            <text:p>3095</text:p>
          </table:table-cell>
          <table:table-cell office:value-type="float" office:value="0.0892021421056527" calcext:value-type="float">
            <text:p>0.0892021421</text:p>
          </table:table-cell>
          <table:table-cell office:value-type="float" office:value="64.2195198254679" calcext:value-type="float">
            <text:p>64.2195198255</text:p>
          </table:table-cell>
          <table:table-cell office:value-type="float" office:value="86.8444356542659" calcext:value-type="float">
            <text:p>86.84443565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96167" calcext:value-type="float">
            <text:p>96167</text:p>
          </table:table-cell>
          <table:table-cell office:value-type="float" office:value="0.0749806647117321" calcext:value-type="float">
            <text:p>0.0749806647</text:p>
          </table:table-cell>
          <table:table-cell office:value-type="float" office:value="61.6607079338364" calcext:value-type="float">
            <text:p>61.6607079338</text:p>
          </table:table-cell>
          <table:table-cell office:value-type="float" office:value="85.5720522297957" calcext:value-type="float">
            <text:p>85.57205222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256_256_nbMFCC39_bidirectional_TIMIT</text:p>
          </table:table-cell>
          <table:table-cell office:value-type="string" calcext:value-type="string">
            <text:p>2_LSTMLayer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.537331377084439" calcext:value-type="float">
            <text:p>0.5373313771</text:p>
          </table:table-cell>
          <table:table-cell office:value-type="float" office:value="80.9818400780861" calcext:value-type="float">
            <text:p>80.9818400781</text:p>
          </table:table-cell>
          <table:table-cell office:value-type="float" office:value="95.3277456469634" calcext:value-type="float">
            <text:p>95.3277456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1_LSTMLayer64_nbMFCC39_bidirectional_TIMIT</text:p>
          </table:table-cell>
          <table:table-cell office:value-type="string" calcext:value-type="string">
            <text:p>1_LSTMLayer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62823" calcext:value-type="float">
            <text:p>62823</text:p>
          </table:table-cell>
          <table:table-cell office:value-type="float" office:value="0.114320506270115" calcext:value-type="float">
            <text:p>0.1143205063</text:p>
          </table:table-cell>
          <table:table-cell office:value-type="float" office:value="77.0808261483313" calcext:value-type="float">
            <text:p>77.0808261483</text:p>
          </table:table-cell>
          <table:table-cell office:value-type="float" office:value="93.6922475824553" calcext:value-type="float">
            <text:p>93.69224758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1_LSTMLayer512_nbMFCC39_bidirectional_TIMIT</text:p>
          </table:table-cell>
          <table:table-cell office:value-type="string" calcext:value-type="string">
            <text:p>1_LSTMLayer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3254823" calcext:value-type="float">
            <text:p>3254823</text:p>
          </table:table-cell>
          <table:table-cell office:value-type="float" office:value="5.2533793266003" calcext:value-type="float">
            <text:p>5.2533793266</text:p>
          </table:table-cell>
          <table:table-cell office:value-type="float" office:value="78.5351512416703" calcext:value-type="float">
            <text:p>78.5351512417</text:p>
          </table:table-cell>
          <table:table-cell office:value-type="float" office:value="94.2308097428472" calcext:value-type="float">
            <text:p>94.23080974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1_LSTMLayer64_nbMFCC39_bidirectional_combined</text:p>
          </table:table-cell>
          <table:table-cell office:value-type="string" calcext:value-type="string">
            <text:p>1_LSTMLayer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float" office:value="62823" calcext:value-type="float">
            <text:p>62823</text:p>
          </table:table-cell>
          <table:table-cell office:value-type="float" office:value="0.0831684945867612" calcext:value-type="float">
            <text:p>0.0831684946</text:p>
          </table:table-cell>
          <table:table-cell office:value-type="float" office:value="56.8145037357021" calcext:value-type="float">
            <text:p>56.8145037357</text:p>
          </table:table-cell>
          <table:table-cell office:value-type="float" office:value="82.4047559515526" calcext:value-type="float">
            <text:p>82.40475595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512_512_512_nbMFCC39_bidirectional_TIMIT</text:p>
          </table:table-cell>
          <table:table-cell office:value-type="string" calcext:value-type="string">
            <text:p>3_LSTMLayer512_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7458343" calcext:value-type="float">
            <text:p>7458343</text:p>
          </table:table-cell>
          <table:table-cell office:value-type="float" office:value="1.36405806358044" calcext:value-type="float">
            <text:p>1.3640580636</text:p>
          </table:table-cell>
          <table:table-cell office:value-type="float" office:value="82.0373360730523" calcext:value-type="float">
            <text:p>82.0373360731</text:p>
          </table:table-cell>
          <table:table-cell office:value-type="float" office:value="95.9748683164049" calcext:value-type="float">
            <text:p>95.97486831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256_256_256_nbMFCC39_bidirectional_TIMIT</text:p>
          </table:table-cell>
          <table:table-cell office:value-type="string" calcext:value-type="string">
            <text:p>3_LSTMLayer256_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1894183" calcext:value-type="float">
            <text:p>1894183</text:p>
          </table:table-cell>
          <table:table-cell office:value-type="float" office:value="0.262441958945531" calcext:value-type="float">
            <text:p>0.2624419589</text:p>
          </table:table-cell>
          <table:table-cell office:value-type="float" office:value="80.0928577013519" calcext:value-type="float">
            <text:p>80.0928577014</text:p>
          </table:table-cell>
          <table:table-cell office:value-type="float" office:value="95.0093066486948" calcext:value-type="float">
            <text:p>95.00930664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0.0885290530725167" calcext:value-type="float">
            <text:p>0.0885290531</text:p>
          </table:table-cell>
          <table:table-cell office:value-type="float" office:value="63.2854139054554" calcext:value-type="float">
            <text:p>63.2854139055</text:p>
          </table:table-cell>
          <table:table-cell office:value-type="float" office:value="86.5183788351193" calcext:value-type="float">
            <text:p>86.51837883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.0799329563115652" calcext:value-type="float">
            <text:p>0.0799329563</text:p>
          </table:table-cell>
          <table:table-cell office:value-type="float" office:value="63.5160644819091" calcext:value-type="float">
            <text:p>63.5160644819</text:p>
          </table:table-cell>
          <table:table-cell office:value-type="float" office:value="86.9186357275324" calcext:value-type="float">
            <text:p>86.91863572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1_LSTMLayer8_nbMFCC39_bidirectional_TIMIT</text:p>
          </table:table-cell>
          <table:table-cell office:value-type="string" calcext:value-type="string">
            <text:p>1_LSTMLayer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2511" calcext:value-type="float">
            <text:p>2511</text:p>
          </table:table-cell>
          <table:table-cell office:value-type="float" office:value="0.0854301418249424" calcext:value-type="float">
            <text:p>0.0854301418</text:p>
          </table:table-cell>
          <table:table-cell office:value-type="float" office:value="63.9291512801733" calcext:value-type="float">
            <text:p>63.9291512802</text:p>
          </table:table-cell>
          <table:table-cell office:value-type="float" office:value="87.124841898084" calcext:value-type="float">
            <text:p>87.12484189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1_LSTMLayer256_nbMFCC39_bidirectional_TIMIT</text:p>
          </table:table-cell>
          <table:table-cell office:value-type="string" calcext:value-type="string">
            <text:p>1_LSTMLayer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840999" calcext:value-type="float">
            <text:p>840999</text:p>
          </table:table-cell>
          <table:table-cell office:value-type="float" office:value="0.218104581420238" calcext:value-type="float">
            <text:p>0.2181045814</text:p>
          </table:table-cell>
          <table:table-cell office:value-type="float" office:value="78.7600666761058" calcext:value-type="float">
            <text:p>78.7600666761</text:p>
          </table:table-cell>
          <table:table-cell office:value-type="float" office:value="94.533133668533" calcext:value-type="float">
            <text:p>94.5331336685</text:p>
          </table:table-cell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combined.A2:combined.O18" table:contains-header="false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preading" style:display-name="PageStyle_lipread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bined" style:display-name="PageStyle_combin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dio" style:display-name="PageStyle_aud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1:46:28</meta:creation-date>
    <dc:date>2017-05-18T13:48:34.861324034</dc:date>
    <meta:generator>LibreOffice/5.1.6.2$Linux_X86_64 LibreOffice_project/10m0$Build-2</meta:generator>
    <meta:editing-duration>PT36S</meta:editing-duration>
    <meta:editing-cycles>1</meta:editing-cycles>
    <meta:document-statistic meta:table-count="3" meta:cell-count="74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